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La vidéo étant trop volumineuse pour être mise directement sur GitHub, merci de suivre le lien suivant pour y accéder :</text:p>
      <text:p text:style-name="Normal">https://drive.google.com/file/d/1nklDxaFEIaxIr9dF0hetZf2<text:bookmark-start text:name="_Hlt44505638"/><text:bookmark-start text:name="_Hlt44505639"/>_<text:bookmark-end text:name="_Hlt44505638"/><text:bookmark-end text:name="_Hlt44505639"/>6iZr7Ed-/view</text:p>
      <text:p text:style-name="Normal">En cas de problème, envoyez un mail à<text:s/>colin.de-fonclare@ecl19.ec-lyon.fr, et bon visionnage !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lin de Fonclare</meta:initial-creator>
    <dc:creator>Colin de Fonclare</dc:creator>
    <meta:creation-date>2020-07-01T12:20:00Z</meta:creation-date>
    <dc:date>2020-07-01T12:21:00Z</dc:date>
    <meta:template xlink:href="Normal" xlink:type="simple"/>
    <meta:editing-cycles>3</meta:editing-cycles>
    <meta:editing-duration>PT0S</meta:editing-duration>
    <meta:document-statistic meta:page-count="1" meta:paragraph-count="1" meta:word-count="43" meta:character-count="284" meta:row-count="2" meta:non-whitespace-character-count="242"/>
  </office:meta>
</office:document-meta>
</file>